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7.53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13.974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9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7.78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8.085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14.224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 text:style-name="P5"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6cm" svg:y="4.241cm">
          <draw:text-box>
            <text:p text:style-name="P7"><text:span text:style-name="T1">Nama Matkul</text:span></text:p>
          </draw:text-box>
        </draw:frame>
        <draw:custom-shape draw:style-name="gr8" draw:text-style-name="P9" draw:layer="layout" svg:width="1.905cm" svg:height="0.762cm" svg:x="6.02cm" svg:y="9.1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51cm" svg:height="0.762cm" svg:x="8.32cm" svg:y="9.1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642cm" svg:height="0.762cm" svg:x="10.22cm" svg:y="9.1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1cm" svg:y="6.432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7cm" svg:y="5.742cm">
          <draw:text-box>
            <text:p text:style-name="P7"><text:span text:style-name="T1">SKS</text:span></text:p>
          </draw:text-box>
        </draw:frame>
        <draw:custom-shape draw:style-name="gr6" draw:text-style-name="P6" draw:layer="layout" svg:width="8.255cm" svg:height="0.762cm" svg:x="6.021cm" svg:y="8.032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7cm" svg:y="7.342cm">
          <draw:text-box>
            <text:p text:style-name="P7"><text:span text:style-name="T1">Seme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22:39:16.069196449</dc:date>
    <meta:editing-duration>PT2H27M54S</meta:editing-duration>
    <meta:editing-cycles>19</meta:editing-cycles>
    <meta:generator>LibreOffice/5.1.6.2$Linux_x86 LibreOffice_project/10m0$Build-2</meta:generator>
    <meta:document-statistic meta:object-count="15"/>
  </office:meta>
</office:document-meta>
</file>